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DejaVu Sans Mono', 'Lucida Console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, Segoe, Calibri, 'Nimbus Sans L', Ubuntu, Tahoma, Arial, Helvetica, Verdana, sans-serif"/>
    <style:font-face style:name="source-code-pro" svg:font-family="source-code-pro, Menlo, Monaco, 'Courier New', Courier, monospace"/>
  </office:font-face-decls>
  <office:automatic-styles>
    <style:style style:name="P1" style:family="paragraph" style:parent-style-name="Heading_20_1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rsid="0007cfe9" officeooo:paragraph-rsid="0007cfe9" style:font-size-asian="12pt" style:font-size-complex="12pt"/>
    </style:style>
    <style:style style:name="P3" style:family="paragraph" style:parent-style-name="Standard">
      <style:text-properties style:font-name="Liberation Serif" fo:font-size="12pt" officeooo:rsid="000a8bf8" officeooo:paragraph-rsid="000a8bf8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db3ca" officeooo:paragraph-rsid="000db3ca" style:font-size-asian="12pt" style:font-size-complex="12pt"/>
    </style:style>
    <style:style style:name="P5" style:family="paragraph" style:parent-style-name="Standard">
      <style:text-properties style:font-name="Liberation Serif" fo:font-size="12pt" fo:font-weight="bold" officeooo:rsid="0007cfe9" officeooo:paragraph-rsid="0007cfe9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rsid="0007cfe9" officeooo:paragraph-rsid="0007cfe9"/>
    </style:style>
    <style:style style:name="P7" style:family="paragraph" style:parent-style-name="Standard">
      <style:paragraph-properties fo:text-align="center" style:justify-single-word="false"/>
      <style:text-properties officeooo:paragraph-rsid="0007cfe9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7cfe9" style:font-size-asian="12pt" style:font-size-complex="12pt"/>
    </style:style>
    <style:style style:name="P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7cfe9" officeooo:paragraph-rsid="0007cfe9" style:font-size-asian="12pt" style:font-size-complex="12pt"/>
    </style:style>
    <style:style style:name="P1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a8bf8" officeooo:paragraph-rsid="000a8bf8" style:font-size-asian="12pt" style:font-size-complex="12pt"/>
    </style:style>
    <style:style style:name="P1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af441" officeooo:paragraph-rsid="000af441" style:font-size-asian="12pt" style:font-size-complex="12pt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0a8bf8" officeooo:paragraph-rsid="000a8bf8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0acbed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 loext:padding="0in" loext:border="none"/>
    </style:style>
    <style:style style:name="T7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T8" style:family="text">
      <style:text-properties fo:font-variant="normal" fo:text-transform="none" fo:color="#292929" loext:opacity="100%" fo:letter-spacing="normal" fo:font-style="normal" fo:font-weight="normal"/>
    </style:style>
    <style:style style:name="T9" style:family="text">
      <style:text-properties officeooo:rsid="000c66e1"/>
    </style:style>
    <style:style style:name="T10" style:family="text">
      <style:text-properties style:font-name="Liberation Serif" fo:font-size="12pt" officeooo:rsid="0007cfe9" style:font-size-asian="12pt" style:font-size-complex="12pt"/>
    </style:style>
    <style:style style:name="T11" style:family="text">
      <style:text-properties officeooo:rsid="000f31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STGRESQL </text:p>
      <text:p text:style-name="P2">Login to the postgresql server can be done through the following ways on the local host</text:p>
      <text:p text:style-name="P2"/>
      <text:p text:style-name="P5"><text:span text:style-name="T9">D</text:span>irectly accessing the psql using the default superuser postgres</text:p>
      <text:p text:style-name="P2"><text:tab/> <text:span text:style-name="T11">sudo</text:span> -u postgres psql</text:p>
      <text:p text:style-name="P2"/>
      <text:p text:style-name="P5">Peer authentication which uses the os credentials</text:p>
      <text:p text:style-name="P7"><text:span text:style-name="T10"><text:tab/></text:span><text:span text:style-name="T3">identical (or fully match) to the OS account, with an optional name mapping defined <text:s text:c="5"/>in </text:span><text:span text:style-name="Source_20_Text"><text:span text:style-name="T4">pg_ident.conf</text:span></text:span><text:span text:style-name="T7"> </text:span><text:span text:style-name="T3">file. </text:span><text:span text:style-name="Source_20_Text"><text:span text:style-name="T4">ident</text:span></text:span><text:span text:style-name="T7"> </text:span><text:span text:style-name="T3">is applicable to TCP/IP; while </text:span><text:span text:style-name="Source_20_Text"><text:span text:style-name="T4">peer</text:span></text:span><text:span text:style-name="T7"> </text:span><text:span text:style-name="T3">for "local" connection.</text:span></text:p>
      <text:p text:style-name="P8"/>
      <text:p text:style-name="P2"><text:tab/>psql -U wacira db_name</text:p>
      <text:p text:style-name="P2"/>
      <text:p text:style-name="P6"><text:span text:style-name="Source_20_Text"><text:span text:style-name="T6">md5</text:span></text:span><text:span text:style-name="T5">: require md5-hashed password</text:span></text:p>
      <text:p text:style-name="P9"><text:tab/>psql -U master -h localhost -p 5433 testdb</text:p>
      <text:p text:style-name="P9"/>
      <text:p text:style-name="P9"/>
      <text:p text:style-name="P9"/>
      <text:p text:style-name="P9"/>
      <text:p text:style-name="P9"/>
      <text:p text:style-name="P12">ADMINISTRATION</text:p>
      <text:p text:style-name="P10">CREATE ROLES</text:p>
      <text:p text:style-name="P3"><text:span text:style-name="T1"><text:tab/></text:span><text:span text:style-name="T2">#</text:span><text:span text:style-name="T1">CREATE ROLE role_name;</text:span></text:p>
      <text:p text:style-name="P10"/>
      <text:p text:style-name="P10">ALTER ROLE WITH PRIVILEDGES</text:p>
      <text:p text:style-name="P3"><text:span text:style-name="T1"><text:tab/></text:span><text:span text:style-name="T2">#</text:span><text:span text:style-name="T1">ALTER ROLE role_name WITH CREATEDB, CREATEROLE, SUPERUSER, CREATEVIEW</text:span></text:p>
      <text:p text:style-name="P10"/>
      <text:p text:style-name="P10">GRANT ROLE TO USER</text:p>
      <text:p text:style-name="P3"><text:span text:style-name="T1"><text:tab/></text:span><text:span text:style-name="T2">#</text:span><text:span text:style-name="T1">GRANT role_name TO user_name</text:span></text:p>
      <text:p text:style-name="P10"/>
      <text:p text:style-name="P10">REVOKE ROLE FROM USER</text:p>
      <text:p text:style-name="P3"><text:span text:style-name="T1"><text:tab/></text:span><text:span text:style-name="T2">#</text:span><text:span text:style-name="T1">REVOKE role_name FROM user_name</text:span></text:p>
      <text:p text:style-name="P10"/>
      <text:p text:style-name="P10">DROP ROLE </text:p>
      <text:p text:style-name="P10"><text:tab/>#DROP ROLE role_name;</text:p>
      <text:p text:style-name="P10"/>
      <text:p text:style-name="P11">CREATE USER</text:p>
      <text:p text:style-name="P11"><text:tab/>#CREATE USER user_name WITH priviledge_names</text:p>
      <text:p text:style-name="P11"/>
      <text:p text:style-name="P11"/>
      <text:p text:style-name="P11">DROP USER</text:p>
      <text:p text:style-name="P11"><text:tab/>#DROP USER user_name</text:p>
      <text:p text:style-name="P9"/>
      <text:p text:style-name="P2"/>
      <text:p text:style-name="P4">CREATE A DATABASE</text:p>
      <text:p text:style-name="P4"><text:tab/>#CREATE DATABASE </text:p>
      <text:p text:style-name="P4"/>
      <text:p text:style-name="P4"/>
      <text:h text:style-name="P1" text:outline-level="1"><text:soft-page-break/></text:h>
      <text:h text:style-name="P1" text:outline-level="1"><text:bookmark text:name="1dde"/>Creating user, database and adding access on PostgreSQL</text:h>
      <text:p text:style-name="P4"/>
      <text:p text:style-name="P4"><text:span text:style-name="T8">CREATE DATABASE yourdbname;</text:span><text:line-break/><text:span text:style-name="T8">CREATE USER youruser WITH ENCRYPTED PASSWORD 'yourpass';</text:span><text:line-break/><text:span text:style-name="T8">GRANT ALL PRIVILEGES ON DATABASE yourdbname TO youruser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DejaVu Sans Mono', 'Lucida Console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, Segoe, Calibri, 'Nimbus Sans L', Ubuntu, Tahoma, Arial, Helvetica, Verdana, sans-serif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8:04:37.430988238</meta:creation-date>
    <dc:date>2023-01-26T20:10:57.875384581</dc:date>
    <meta:editing-duration>PT17M56S</meta:editing-duration>
    <meta:editing-cycles>7</meta:editing-cycles>
    <meta:generator>LibreOffice/7.3.6.2$Linux_X86_64 LibreOffice_project/30$Build-2</meta:generator>
    <meta:document-statistic meta:table-count="0" meta:image-count="0" meta:object-count="0" meta:page-count="2" meta:paragraph-count="28" meta:word-count="162" meta:character-count="1109" meta:non-whitespace-character-count="954"/>
  </office:meta>
</office:document-meta>
</file>